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.setValue(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Field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fieldsHave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Field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combineFie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ggregateField.AggregateField( Aggregate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add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Field.getAggregateFie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readFromRequest( FormContext form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ggregateField.setFieldsValue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ggregateField.generateSaxFragment( ContentHandler contentHandler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ggregateField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resetFields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Field.validate( FormContext form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